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Noto Sans CJK TC" svg:font-family="'Noto Sans CJK TC'" style:font-family-generic="swiss"/>
    <style:font-face style:name="微軟正黑體" svg:font-family="微軟正黑體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1" svg:font-family="'Noto Sans CJK TC'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21c0b" officeooo:paragraph-rsid="00121c0b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8pt" officeooo:rsid="00121c0b" officeooo:paragraph-rsid="00121c0b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officeooo:rsid="0012bae8" officeooo:paragraph-rsid="0012bae8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2bae8" officeooo:paragraph-rsid="0012bae8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W1 Report</text:p>
      <text:p text:style-name="P1">B06602037 徐子程</text:p>
      <text:p text:style-name="P3"/>
      <text:p text:style-name="P4">Challenges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Noto Sans CJK TC" svg:font-family="'Noto Sans CJK TC'" style:font-family-generic="swiss"/>
    <style:font-face style:name="微軟正黑體" svg:font-family="微軟正黑體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1" svg:font-family="'Noto Sans CJK TC'" style:font-family-generic="system" style:font-pitch="variable"/>
    <style:font-face style:name="微軟正黑體1" svg:font-family="微軟正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TC" style:font-size-asian="12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ans CJK TC" style:font-size-asian="12pt" style:language-asian="zh" style:country-asian="TW" style:font-name-complex="Noto Sans CJK TC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name-asian="Noto Sans CJK TC" style:font-family-asian="'Noto Sans CJK TC'" style:font-family-generic-asian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name-asian="Noto Sans CJK TC" style:font-family-asian="'Noto Sans CJK TC'" style:font-family-generic-asian="swiss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asian="Noto Sans CJK TC" style:font-family-asian="'Noto Sans CJK TC'" style:font-family-generic-asian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01:28:01.338916588</meta:creation-date>
    <dc:date>2019-10-31T01:32:51.561461071</dc:date>
    <meta:editing-duration>PT4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7" meta:character-count="33" meta:non-whitespace-character-count="31"/>
  </office:meta>
</office:document-meta>
</file>